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automatic-styles/>
  <office:body>
    <office:text>
      <text:p text:style-name="DocTitle">Recommended APIs for Accelerated MVP Development</text:p>
      <text:p/>
      <text:h text:outline-level="1" text:style-name="DevHeading1">1. Purpose of This Document</text:h>
      <text:p text:style-name="DevBodyText">This document lists prioritized APIs that the GroupBuild development team can explore and potentially integrate to help speed up the creation of a Minimum Viable Product (MVP), especially under a volunteer-based, resource-limited environment.</text:p>
      <text:p/>
      <text:h text:outline-level="1" text:style-name="DevHeading1">1. Firebase (by Google)</text:h>
      <text:p text:style-name="DevBodyText">Firebase offers real-time database, user authentication, hosting, and cloud functions – all easily integrated. This can serve as a backend platform for event tracking, user registration, and live data syncing without needing to maintain a traditional backend.</text:p>
      <text:p text:style-name="DevBodyText"><text:a xlink:href="https://firebase.google.com/" xlink:type="simple">https://firebase.google.com/</text:a></text:p>
      <text:p/>
      <text:h text:outline-level="1" text:style-name="DevHeading1">2. Supabase</text:h>
      <text:p text:style-name="DevBodyText">Open-source alternative to Firebase. Provides PostgreSQL-backed database, instant REST and real-time APIs, authentication, and storage. Great for developers who want to own their data and host themselves if needed.</text:p>
      <text:p text:style-name="DevBodyText"><text:a xlink:href="https://supabase.com/" xlink:type="simple">https://supabase.com/</text:a></text:p>
      <text:p/>
      <text:h text:outline-level="1" text:style-name="DevHeading1">3. Mapbox</text:h>
      <text:p text:style-name="DevBodyText">Mapbox provides customizable map APIs for visualizing events, group activities, and protest routes. Ideal for GroupBuild’s event-based functionality. Lighter than Google Maps and highly customizable.</text:p>
      <text:p text:style-name="DevBodyText"><text:a xlink:href="https://www.mapbox.com/" xlink:type="simple">https://www.mapbox.com/</text:a></text:p>
      <text:p/>
      <text:h text:outline-level="1" text:style-name="DevHeading1">4. Auth0</text:h>
      <text:p text:style-name="DevBodyText">Offers robust authentication flows, including social logins, passwordless sign-ins, and multi-factor authentication. Useful for managing user roles like Observer, Builder, Moderator within the GroupBuild ecosystem.</text:p>
      <text:p text:style-name="DevBodyText"><text:a xlink:href="https://auth0.com/" xlink:type="simple">https://auth0.com/</text:a></text:p>
      <text:p/>
      <text:h text:outline-level="1" text:style-name="DevHeading1">5. OpenAI (ChatGPT API)</text:h>
      <text:p text:style-name="DevBodyText">Used for automating moderation, summarization of chat discussions, or generating action proposals. Critical for integrating BeAxa moderation and transparency features.</text:p>
      <text:p text:style-name="DevBodyText"><text:a xlink:href="https://platform.openai.com/docs/overview" xlink:type="simple">https://platform.openai.com/docs/overview</text:a></text:p>
      <text:p/>
      <text:h text:outline-level="1" text:style-name="DevHeading1">6. Airtable API</text:h>
      <text:p text:style-name="DevBodyText">Great for managing lightweight project databases and interfacing them with forms and workflows. Airtable’s visual interface may help non-technical team members contribute to MVP testing.</text:p>
      <text:p text:style-name="DevBodyText"><text:a xlink:href="https://airtable.com/developers/web/api/introduction" xlink:type="simple">https://airtable.com/developers/web/api/introduction</text:a></text:p>
      <text:p/>
      <text:h text:outline-level="1" text:style-name="DevHeading1">7. Slack API</text:h>
      <text:p text:style-name="DevBodyText">Enables bots, alerts, or GroupBuild integrations that help coordinate volunteers using Slack. Helps centralize communications, especially during rapid-build phases.</text:p>
      <text:p text:style-name="DevBodyText"><text:a xlink:href="https://api.slack.com/" xlink:type="simple">https://api.slack.com/</text:a></text:p>
      <text:p/>
      <text:h text:outline-level="1" text:style-name="DevHeading1">8. Notion API</text:h>
      <text:p text:style-name="DevBodyText">Integrate documentation, task tracking, or issue reports from within Notion directly into development workflows.</text:p>
      <text:p text:style-name="DevBodyText"><text:a xlink:href="https://developers.notion.com/" xlink:type="simple">https://developers.notion.com/</text:a>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styles>
    <style:style style:name="DocTitle" style:family="paragraph" style:display-name="DocTitle">
      <style:paragraph-properties fo:text-align="center"/>
      <style:text-properties fo:font-size="16pt" fo:font-weight="bold" fo:color="#003366"/>
    </style:style>
    <style:style style:name="DevHeading1" style:family="paragraph" style:display-name="DevHeading1">
      <style:paragraph-properties fo:text-align="left" fo:margin-bottom="0.5cm"/>
      <style:text-properties fo:font-size="14pt" fo:font-weight="bold" fo:color="#003366"/>
    </style:style>
    <style:style style:name="DevBodyText" style:family="paragraph" style:display-name="DevBodyText">
      <style:paragraph-properties fo:text-align="left"/>
      <style:text-properties fo:font-size="10pt" fo:font-family="Times New Roma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xmlns:xlink="http://www.w3.org/1999/xlink" office:version="1.2">
  <office:meta>
    <meta:generator>ODFPY/1.4.1</meta:generator>
  </office:meta>
</office:document-meta>
</file>